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alAfterTestMethodSqlScriptsTests.afterTransa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nsactionalAfterTestMethodSqlScriptsTests.test0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AfterTestMethodSqlScriptsTests.test0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AfterTestMethodSqlScriptsTests.trackTestName( TestInfo t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